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54.6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236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style:font-name="Bitstream Vera Sans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  <style:text-properties style:font-name="Bitstream Vera Sans"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pt"/>
      <style:text-properties style:font-name="Bitstream Vera Sans" fo:font-size="12pt" style:font-size-asian="12pt" style:font-size-complex="12pt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pt"/>
      <style:text-properties style:font-name="Bitstream Vera Sans"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itstream Vera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2pt" style:language-asian="zh" style:country-asian="CN" style:font-style-asian="normal" style:font-weight-asian="normal" style:font-name-complex="Droid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pt"/>
      <style:text-properties style:font-name="Bitstream Vera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" fo:font-size="12pt" style:font-size-asian="12pt" style:font-size-complex="12pt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Bitstream Vera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5"/>
        <table:table-column table:style-name="co7" table:number-columns-repeated="1017" table:default-cell-style-name="ce8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cePerUnit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33<text:span text:style-name="T1">µ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<text:span text:style-name="T2">0.47</text:span><text:span text:style-name="T3">µ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3940</text:p>
          </table:table-cell>
          <table:table-cell/>
          <table:table-cell office:value-type="string" calcext:value-type="string">
            <text:p>TO-220/TO263/SOT-2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tage Regulator</text:p>
          </table:table-cell>
          <table:table-cell office:value-type="string" calcext:value-type="string">
            <text:p>DC-DC Conv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€</text:p>
          </table:table-cell>
          <table:table-cell table:style-name="ce6" office:value-type="string" calcext:value-type="string">
            <text:p><text:a xlink:href="https://www.amazon.de/gp/product/B07RGWJHPZ/ref=ox_sc_act_title_1?smid=AETO64PHCI4NL&amp;psc=1" xlink:type="simple">https://www.amazon.de/gp/product/B07RGWJHPZ/ref=ox_sc_act_title_1?smid=AETO64PHCI4NL&amp;psc=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pberry Pi Zero</text:p>
          </table:table-cell>
          <table:table-cell office:value-type="string" calcext:value-type="string">
            <text:p>ADA37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0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htVisionCamera</text:p>
          </table:table-cell>
          <table:table-cell office:value-type="string" calcext:value-type="string">
            <text:p>SC15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0€</text:p>
          </table:table-cell>
          <table:table-cell table:style-name="ce6" office:value-type="string" calcext:value-type="string">
            <text:p><text:a xlink:href="https://www.amazon.de/gp/product/B0759NWTGC/ref=ox_sc_act_title_1?smid=A1N4QYNYS6YJIC&amp;psc=1" xlink:type="simple">https://www.amazon.de/gp/product/B0759NWTGC/ref=ox_sc_act_title_1?smid=A1N4QYNYS6YJIC&amp;psc=1</text:a>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style-name="ce2"/>
          <table:table-cell table:style-name="ce4" table:number-columns-repeated="5"/>
          <table:table-cell table:style-name="ce7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21:02:35.626585025</meta:creation-date>
    <meta:generator>LibreOffice/6.2.8.2$Linux_X86_64 LibreOffice_project/20$Build-2</meta:generator>
    <dc:date>2019-12-10T23:00:19.435508044</dc:date>
    <meta:editing-duration>PT1H57M33S</meta:editing-duration>
    <meta:editing-cycles>22</meta:editing-cycles>
    <meta:document-statistic meta:table-count="1" meta:cell-count="31" meta:object-count="0"/>
  </office:meta>
</office:document-meta>
</file>